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322" officeooo:paragraph-rsid="000b5322"/>
    </style:style>
    <style:style style:name="P2" style:family="paragraph" style:parent-style-name="Standard">
      <style:text-properties officeooo:rsid="000bb33b" officeooo:paragraph-rsid="000bb3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eyiouafyeuioefuioreigfuaerfioruygfiouayio</text:p>
      <text:p text:style-name="P1"/>
      <text:p text:style-name="P2">Hola amigüitos x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1:22:32.039000000</meta:creation-date>
    <dc:date>2018-05-08T11:25:49.952000000</dc:date>
    <meta:editing-duration>PT1M10S</meta:editing-duration>
    <meta:editing-cycles>2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2" meta:word-count="4" meta:character-count="59" meta:non-whitespace-character-count="57"/>
  </office:meta>
</office:document-meta>
</file>